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ToCod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1" svg:font-family="Ubuntu"/>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5.81pt"/>
    </style:style>
    <style:style style:name="co2" style:family="table-column">
      <style:table-column-properties fo:break-before="auto" style:column-width="51pt"/>
    </style:style>
    <style:style style:name="co3" style:family="table-column">
      <style:table-column-properties fo:break-before="auto" style:column-width="75.74pt"/>
    </style:style>
    <style:style style:name="co4" style:family="table-column">
      <style:table-column-properties fo:break-before="auto" style:column-width="308.01pt"/>
    </style:style>
    <style:style style:name="co5" style:family="table-column">
      <style:table-column-properties fo:break-before="auto" style:column-width="38.24pt"/>
    </style:style>
    <style:style style:name="co6" style:family="table-column">
      <style:table-column-properties fo:break-before="auto" style:column-width="128.1pt"/>
    </style:style>
    <style:style style:name="co7"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000000" style:vertical-align="bottom"/>
      <style:text-properties fo:color="#ffffff" style:text-line-through-style="none" style:text-line-through-type="none" style:font-name="Ubuntu" fo:font-size="14pt" fo:font-style="normal" style:text-underline-style="none" fo:font-weight="bold" style:font-name-asian="Ubuntu1" style:font-size-asian="14pt" style:font-style-asian="normal" style:font-weight-asian="bold" style:font-size-complex="14pt" style:font-style-complex="normal" style:font-weight-complex="bold"/>
    </style:style>
    <style:style style:name="ce2" style:family="table-cell" style:parent-style-name="Default">
      <style:table-cell-properties style:vertical-align="bottom"/>
      <style:text-properties style:use-window-font-color="true"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style:style style:name="ce3" style:family="table-cell" style:parent-style-name="Default">
      <style:text-properties style:use-window-font-color="true"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style:style style:name="ce4" style:family="table-cell" style:parent-style-name="Default">
      <style:text-properties style:font-name="Ubuntu"/>
    </style:style>
    <style:style style:name="ce5" style:family="table-cell" style:parent-style-name="Default">
      <style:table-cell-properties fo:background-color="#1c4587" style:vertical-align="bottom"/>
      <style:text-properties fo:color="#ffffff" style:text-line-through-style="none" style:text-line-through-type="none" style:font-name="Ubuntu" fo:font-size="14pt" fo:font-style="normal" style:text-underline-style="none" fo:font-weight="bold" style:font-name-asian="Ubuntu1"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ffffff" style:vertical-align="bottom"/>
      <style:text-properties fo:color="#000000"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office:automatic-styles>
  <office:body>
    <office:spreadsheet>
      <table:table table:name="MemoryMap"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9" table:default-cell-style-name="ce4"/>
        <table:table-column table:style-name="co3" table:number-columns-repeated="241" table:default-cell-style-name="ce4"/>
        <table:table-column table:style-name="co7" table:number-columns-repeated="768" table:default-cell-style-name="ce4"/>
        <table:table-row table:style-name="ro1">
          <table:table-cell table:style-name="ce1" office:value-type="string" calcext:value-type="string">
            <text:p>Variable Name</text:p>
          </table:table-cell>
          <table:table-cell table:style-name="ce1" office:value-type="string" calcext:value-type="string">
            <text:p>Length</text:p>
          </table:table-cell>
          <table:table-cell table:style-name="ce1" office:value-type="string" calcext:value-type="string">
            <text:p>Address</text:p>
          </table:table-cell>
          <table:table-cell table:style-name="ce1" office:value-type="string" calcext:value-type="string">
            <text:p>Comment</text:p>
          </table:table-cell>
          <table:table-cell table:style-name="ce3"/>
          <table:table-cell table:style-name="ce5" office:value-type="string" calcext:value-type="string">
            <text:p>Base Address</text:p>
          </table:table-cell>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DEBUG_1</text:p>
          </table:table-cell>
          <table:table-cell table:style-name="ce2" office:value-type="float" office:value="2" calcext:value-type="float">
            <text:p>2</text:p>
          </table:table-cell>
          <table:table-cell table:style-name="ce3" table:formula="of:=DEC2HEX(HEX2DEC([.F2]))" office:value-type="string" office:string-value="FF00000" calcext:value-type="string">
            <text:p>FF00000</text:p>
          </table:table-cell>
          <table:table-cell table:style-name="ce2" office:value-type="string" calcext:value-type="string">
            <text:p>general debug register</text:p>
          </table:table-cell>
          <table:table-cell table:style-name="ce3"/>
          <table:table-cell table:style-name="ce6" office:value-type="string" calcext:value-type="string">
            <text:p>FF00000</text:p>
          </table:table-cell>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DEBUG_2</text:p>
          </table:table-cell>
          <table:table-cell table:style-name="ce2" office:value-type="float" office:value="2" calcext:value-type="float">
            <text:p>2</text:p>
          </table:table-cell>
          <table:table-cell table:style-name="ce3" table:formula="of:=DEC2HEX(HEX2DEC([.C2])+[.B2])" office:value-type="string" office:string-value="FF00002" calcext:value-type="string">
            <text:p>FF00002</text:p>
          </table:table-cell>
          <table:table-cell table:style-name="ce2" office:value-type="string" calcext:value-type="string">
            <text:p>general debug regist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VBLANKFLAG</text:p>
          </table:table-cell>
          <table:table-cell table:style-name="ce2" office:value-type="float" office:value="2" calcext:value-type="float">
            <text:p>2</text:p>
          </table:table-cell>
          <table:table-cell table:style-name="ce3" table:formula="of:=DEC2HEX(HEX2DEC([.C3])+[.B3])" office:value-type="string" office:string-value="FF00004" calcext:value-type="string">
            <text:p>FF00004</text:p>
          </table:table-cell>
          <table:table-cell table:style-name="ce2" office:value-type="string" calcext:value-type="string">
            <text:p>indicates whether vblank in-proges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VBLANK_COUNTER</text:p>
          </table:table-cell>
          <table:table-cell table:style-name="ce2" office:value-type="float" office:value="2" calcext:value-type="float">
            <text:p>2</text:p>
          </table:table-cell>
          <table:table-cell table:style-name="ce3" table:formula="of:=DEC2HEX(HEX2DEC([.C4])+[.B4])" office:value-type="string" office:string-value="FF00006" calcext:value-type="string">
            <text:p>FF00006</text:p>
          </table:table-cell>
          <table:table-cell table:style-name="ce2" office:value-type="string" calcext:value-type="string">
            <text:p>incremented at vblank, used for debug &amp; RNG</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INLOOP_COUNTER</text:p>
          </table:table-cell>
          <table:table-cell table:style-name="ce2" office:value-type="float" office:value="2" calcext:value-type="float">
            <text:p>2</text:p>
          </table:table-cell>
          <table:table-cell table:style-name="ce3" table:formula="of:=DEC2HEX(HEX2DEC([.C5])+[.B5])" office:value-type="string" office:string-value="FF00008" calcext:value-type="string">
            <text:p>FF00008</text:p>
          </table:table-cell>
          <table:table-cell table:style-name="ce2" office:value-type="string" calcext:value-type="string">
            <text:p>used for debug &amp; RNG</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FRAME_COUNTER</text:p>
          </table:table-cell>
          <table:table-cell table:style-name="ce2" office:value-type="float" office:value="2" calcext:value-type="float">
            <text:p>2</text:p>
          </table:table-cell>
          <table:table-cell table:style-name="ce3" table:formula="of:=DEC2HEX(HEX2DEC([.C6])+[.B6])" office:value-type="string" office:string-value="FF0000A" calcext:value-type="string">
            <text:p>FF0000A</text:p>
          </table:table-cell>
          <table:table-cell table:style-name="ce2" office:value-type="string" calcext:value-type="string">
            <text:p>current frame, cycles from 0-59</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NTROL_HELD</text:p>
          </table:table-cell>
          <table:table-cell table:style-name="ce2" office:value-type="float" office:value="2" calcext:value-type="float">
            <text:p>2</text:p>
          </table:table-cell>
          <table:table-cell table:style-name="ce3" table:formula="of:=DEC2HEX(HEX2DEC([.C7])+[.B7])" office:value-type="string" office:string-value="FF0000C" calcext:value-type="string">
            <text:p>FF0000C</text:p>
          </table:table-cell>
          <table:table-cell table:style-name="ce2" office:value-type="string" calcext:value-type="string">
            <text:p>store value of a held button</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NTROL_PRESSED</text:p>
          </table:table-cell>
          <table:table-cell table:style-name="ce2" office:value-type="float" office:value="2" calcext:value-type="float">
            <text:p>2</text:p>
          </table:table-cell>
          <table:table-cell table:style-name="ce3" table:formula="of:=DEC2HEX(HEX2DEC([.C8])+[.B8])" office:value-type="string" office:string-value="FF0000E" calcext:value-type="string">
            <text:p>FF0000E</text:p>
          </table:table-cell>
          <table:table-cell table:style-name="ce2" office:value-type="string" calcext:value-type="string">
            <text:p>store value of a pressed button</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GAME_STATE</text:p>
          </table:table-cell>
          <table:table-cell table:style-name="ce2" office:value-type="float" office:value="4" calcext:value-type="float">
            <text:p>4</text:p>
          </table:table-cell>
          <table:table-cell table:style-name="ce3" table:formula="of:=DEC2HEX(HEX2DEC([.C9])+[.B9])" office:value-type="string" office:string-value="FF00010" calcext:value-type="string">
            <text:p>FF00010</text:p>
          </table:table-cell>
          <table:table-cell table:style-name="ce2" office:value-type="string" calcext:value-type="string">
            <text:p>used to control the main loop flow</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ID</text:p>
          </table:table-cell>
          <table:table-cell table:style-name="ce2" office:value-type="float" office:value="2" calcext:value-type="float">
            <text:p>2</text:p>
          </table:table-cell>
          <table:table-cell table:style-name="ce3" table:formula="of:=DEC2HEX(HEX2DEC([.C10])+[.B10])" office:value-type="string" office:string-value="FF00014" calcext:value-type="string">
            <text:p>FF00014</text:p>
          </table:table-cell>
          <table:table-cell table:style-name="ce2" office:value-type="string" calcext:value-type="string">
            <text:p>sprite table id of player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X</text:p>
          </table:table-cell>
          <table:table-cell table:style-name="ce2" office:value-type="float" office:value="2" calcext:value-type="float">
            <text:p>2</text:p>
          </table:table-cell>
          <table:table-cell table:style-name="ce3" table:formula="of:=DEC2HEX(HEX2DEC([.C11])+[.B11])" office:value-type="string" office:string-value="FF00016" calcext:value-type="string">
            <text:p>FF00016</text:p>
          </table:table-cell>
          <table:table-cell table:style-name="ce2" office:value-type="string" calcext:value-type="string">
            <text:p>virtual x position of the play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Y</text:p>
          </table:table-cell>
          <table:table-cell table:style-name="ce2" office:value-type="float" office:value="2" calcext:value-type="float">
            <text:p>2</text:p>
          </table:table-cell>
          <table:table-cell table:style-name="ce3" table:formula="of:=DEC2HEX(HEX2DEC([.C12])+[.B12])" office:value-type="string" office:string-value="FF00018" calcext:value-type="string">
            <text:p>FF00018</text:p>
          </table:table-cell>
          <table:table-cell table:style-name="ce2" office:value-type="string" calcext:value-type="string">
            <text:p>virtual y position of the play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PATTERN_INDEX</text:p>
          </table:table-cell>
          <table:table-cell table:style-name="ce2" office:value-type="float" office:value="2" calcext:value-type="float">
            <text:p>2</text:p>
          </table:table-cell>
          <table:table-cell table:style-name="ce3" table:formula="of:=DEC2HEX(HEX2DEC([.C13])+[.B13])" office:value-type="string" office:string-value="FF0001A" calcext:value-type="string">
            <text:p>FF0001A</text:p>
          </table:table-cell>
          <table:table-cell table:style-name="ce2" office:value-type="string" calcext:value-type="string">
            <text:p>index of pattern in VD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DIRECTION</text:p>
          </table:table-cell>
          <table:table-cell table:style-name="ce2" office:value-type="float" office:value="2" calcext:value-type="float">
            <text:p>2</text:p>
          </table:table-cell>
          <table:table-cell table:style-name="ce3" table:formula="of:=DEC2HEX(HEX2DEC([.C14])+[.B14])" office:value-type="string" office:string-value="FF0001C" calcext:value-type="string">
            <text:p>FF0001C</text:p>
          </table:table-cell>
          <table:table-cell table:style-name="ce2" office:value-type="string" calcext:value-type="string">
            <text:p>which direction the player face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FRAME</text:p>
          </table:table-cell>
          <table:table-cell table:style-name="ce2" office:value-type="float" office:value="2" calcext:value-type="float">
            <text:p>2</text:p>
          </table:table-cell>
          <table:table-cell table:style-name="ce3" table:formula="of:=DEC2HEX(HEX2DEC([.C15])+[.B15])" office:value-type="string" office:string-value="FF0001E" calcext:value-type="string">
            <text:p>FF0001E</text:p>
          </table:table-cell>
          <table:table-cell table:style-name="ce2" office:value-type="string" calcext:value-type="string">
            <text:p>animation frame of player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STEP_COUNTER</text:p>
          </table:table-cell>
          <table:table-cell table:style-name="ce2" office:value-type="float" office:value="2" calcext:value-type="float">
            <text:p>2</text:p>
          </table:table-cell>
          <table:table-cell table:style-name="ce3" table:formula="of:=DEC2HEX(HEX2DEC([.C16])+[.B16])" office:value-type="string" office:string-value="FF00020" calcext:value-type="string">
            <text:p>FF00020</text:p>
          </table:table-cell>
          <table:table-cell table:style-name="ce2" office:value-type="string" calcext:value-type="string">
            <text:p>used to determine whe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ID</text:p>
          </table:table-cell>
          <table:table-cell table:style-name="ce2" office:value-type="float" office:value="2" calcext:value-type="float">
            <text:p>2</text:p>
          </table:table-cell>
          <table:table-cell table:style-name="ce3" table:formula="of:=DEC2HEX(HEX2DEC([.C17])+[.B17])" office:value-type="string" office:string-value="FF00022" calcext:value-type="string">
            <text:p>FF00022</text:p>
          </table:table-cell>
          <table:table-cell table:style-name="ce2" office:value-type="string" calcext:value-type="string">
            <text:p>sprite table id of NPC1 sprite</text:p>
          </table:table-cell>
          <table:table-cell table:style-name="ce3" table:number-columns-repeated="2"/>
          <table:table-cell/>
          <table:table-cell table:style-name="ce2"/>
          <table:table-cell table:number-columns-repeated="7"/>
          <table:table-cell table:style-name="ce3" table:number-columns-repeated="12"/>
          <table:table-cell table:number-columns-repeated="997"/>
        </table:table-row>
        <table:table-row table:style-name="ro1">
          <table:table-cell table:style-name="ce2" office:value-type="string" calcext:value-type="string">
            <text:p>MEM_NPC1_SPRITE_X</text:p>
          </table:table-cell>
          <table:table-cell table:style-name="ce2" office:value-type="float" office:value="2" calcext:value-type="float">
            <text:p>2</text:p>
          </table:table-cell>
          <table:table-cell table:style-name="ce3" table:formula="of:=DEC2HEX(HEX2DEC([.C18])+[.B18])" office:value-type="string" office:string-value="FF00024" calcext:value-type="string">
            <text:p>FF00024</text:p>
          </table:table-cell>
          <table:table-cell table:style-name="ce2" office:value-type="string" calcext:value-type="string">
            <text:p>virtual x position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Y</text:p>
          </table:table-cell>
          <table:table-cell table:style-name="ce2" office:value-type="float" office:value="2" calcext:value-type="float">
            <text:p>2</text:p>
          </table:table-cell>
          <table:table-cell table:style-name="ce3" table:formula="of:=DEC2HEX(HEX2DEC([.C19])+[.B19])" office:value-type="string" office:string-value="FF00026" calcext:value-type="string">
            <text:p>FF00026</text:p>
          </table:table-cell>
          <table:table-cell table:style-name="ce2" office:value-type="string" calcext:value-type="string">
            <text:p>virtual y position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PATTERN_INDEX</text:p>
          </table:table-cell>
          <table:table-cell table:style-name="ce2" office:value-type="float" office:value="2" calcext:value-type="float">
            <text:p>2</text:p>
          </table:table-cell>
          <table:table-cell table:style-name="ce3" table:formula="of:=DEC2HEX(HEX2DEC([.C20])+[.B20])" office:value-type="string" office:string-value="FF00028" calcext:value-type="string">
            <text:p>FF00028</text:p>
          </table:table-cell>
          <table:table-cell table:style-name="ce2" office:value-type="string" calcext:value-type="string">
            <text:p>index of pattern in VD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DIRECTION</text:p>
          </table:table-cell>
          <table:table-cell table:style-name="ce2" office:value-type="float" office:value="2" calcext:value-type="float">
            <text:p>2</text:p>
          </table:table-cell>
          <table:table-cell table:style-name="ce3" table:formula="of:=DEC2HEX(HEX2DEC([.C21])+[.B21])" office:value-type="string" office:string-value="FF0002A" calcext:value-type="string">
            <text:p>FF0002A</text:p>
          </table:table-cell>
          <table:table-cell table:style-name="ce2" office:value-type="string" calcext:value-type="string">
            <text:p>which direction NPC1 face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FRAME</text:p>
          </table:table-cell>
          <table:table-cell table:style-name="ce2" office:value-type="float" office:value="2" calcext:value-type="float">
            <text:p>2</text:p>
          </table:table-cell>
          <table:table-cell table:style-name="ce3" table:formula="of:=DEC2HEX(HEX2DEC([.C22])+[.B22])" office:value-type="string" office:string-value="FF0002C" calcext:value-type="string">
            <text:p>FF0002C</text:p>
          </table:table-cell>
          <table:table-cell table:style-name="ce2" office:value-type="string" calcext:value-type="string">
            <text:p>animation frame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STEP_COUNTER</text:p>
          </table:table-cell>
          <table:table-cell table:style-name="ce2" office:value-type="float" office:value="2" calcext:value-type="float">
            <text:p>2</text:p>
          </table:table-cell>
          <table:table-cell table:style-name="ce3" table:formula="of:=DEC2HEX(HEX2DEC([.C23])+[.B23])" office:value-type="string" office:string-value="FF0002E" calcext:value-type="string">
            <text:p>FF0002E</text:p>
          </table:table-cell>
          <table:table-cell table:style-name="ce2" office:value-type="string" calcext:value-type="string">
            <text:p>used to determine whe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MOVEMENT_COUNTER</text:p>
          </table:table-cell>
          <table:table-cell table:style-name="ce2" office:value-type="float" office:value="2" calcext:value-type="float">
            <text:p>2</text:p>
          </table:table-cell>
          <table:table-cell table:style-name="ce3" table:formula="of:=DEC2HEX(HEX2DEC([.C24])+[.B24])" office:value-type="string" office:string-value="FF00030" calcext:value-type="string">
            <text:p>FF00030</text:p>
          </table:table-cell>
          <table:table-cell table:style-name="ce2" office:value-type="string" calcext:value-type="string">
            <text:p>used to determine how far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MOVEMENT_INDEX</text:p>
          </table:table-cell>
          <table:table-cell table:style-name="ce2" office:value-type="float" office:value="2" calcext:value-type="float">
            <text:p>2</text:p>
          </table:table-cell>
          <table:table-cell table:style-name="ce3" table:formula="of:=DEC2HEX(HEX2DEC([.C25])+[.B25])" office:value-type="string" office:string-value="FF00032" calcext:value-type="string">
            <text:p>FF00032</text:p>
          </table:table-cell>
          <table:table-cell table:style-name="ce2" office:value-type="string" calcext:value-type="string">
            <text:p>used to determine which directio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EFT_COLUMN</text:p>
          </table:table-cell>
          <table:table-cell table:style-name="ce2" office:value-type="float" office:value="2" calcext:value-type="float">
            <text:p>2</text:p>
          </table:table-cell>
          <table:table-cell table:style-name="ce3" table:formula="of:=DEC2HEX(HEX2DEC([.C26])+[.B26])" office:value-type="string" office:string-value="FF00034" calcext:value-type="string">
            <text:p>FF00034</text:p>
          </table:table-cell>
          <table:table-cell table:style-name="ce2" office:value-type="string" calcext:value-type="string">
            <text:p>left column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HIGH_LEFT</text:p>
          </table:table-cell>
          <table:table-cell table:style-name="ce2" office:value-type="float" office:value="2" calcext:value-type="float">
            <text:p>2</text:p>
          </table:table-cell>
          <table:table-cell table:style-name="ce3" table:formula="of:=DEC2HEX(HEX2DEC([.C27])+[.B27])" office:value-type="string" office:string-value="FF00036" calcext:value-type="string">
            <text:p>FF00036</text:p>
          </table:table-cell>
          <table:table-cell table:style-name="ce2" office:value-type="string" calcext:value-type="string">
            <text:p>high lef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OW_LEFT</text:p>
          </table:table-cell>
          <table:table-cell table:style-name="ce2" office:value-type="float" office:value="2" calcext:value-type="float">
            <text:p>2</text:p>
          </table:table-cell>
          <table:table-cell table:style-name="ce3" table:formula="of:=DEC2HEX(HEX2DEC([.C28])+[.B28])" office:value-type="string" office:string-value="FF00038" calcext:value-type="string">
            <text:p>FF00038</text:p>
          </table:table-cell>
          <table:table-cell table:style-name="ce2" office:value-type="string" calcext:value-type="string">
            <text:p>low lef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RIGHT_COLUMN</text:p>
          </table:table-cell>
          <table:table-cell table:style-name="ce2" office:value-type="float" office:value="2" calcext:value-type="float">
            <text:p>2</text:p>
          </table:table-cell>
          <table:table-cell table:style-name="ce3" table:formula="of:=DEC2HEX(HEX2DEC([.C29])+[.B29])" office:value-type="string" office:string-value="FF0003A" calcext:value-type="string">
            <text:p>FF0003A</text:p>
          </table:table-cell>
          <table:table-cell table:style-name="ce2" office:value-type="string" calcext:value-type="string">
            <text:p>right column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HIGH_RIGHT</text:p>
          </table:table-cell>
          <table:table-cell table:style-name="ce2" office:value-type="float" office:value="2" calcext:value-type="float">
            <text:p>2</text:p>
          </table:table-cell>
          <table:table-cell table:style-name="ce3" table:formula="of:=DEC2HEX(HEX2DEC([.C30])+[.B30])" office:value-type="string" office:string-value="FF0003C" calcext:value-type="string">
            <text:p>FF0003C</text:p>
          </table:table-cell>
          <table:table-cell table:style-name="ce2" office:value-type="string" calcext:value-type="string">
            <text:p>high righ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OW_RIGHT</text:p>
          </table:table-cell>
          <table:table-cell table:style-name="ce2" office:value-type="float" office:value="2" calcext:value-type="float">
            <text:p>2</text:p>
          </table:table-cell>
          <table:table-cell table:style-name="ce3" table:formula="of:=DEC2HEX(HEX2DEC([.C31])+[.B31])" office:value-type="string" office:string-value="FF0003E" calcext:value-type="string">
            <text:p>FF0003E</text:p>
          </table:table-cell>
          <table:table-cell table:style-name="ce2" office:value-type="string" calcext:value-type="string">
            <text:p>low righ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LLISION_MAP_ROW</text:p>
          </table:table-cell>
          <table:table-cell table:style-name="ce2" office:value-type="float" office:value="4" calcext:value-type="float">
            <text:p>4</text:p>
          </table:table-cell>
          <table:table-cell table:style-name="ce3" table:formula="of:=DEC2HEX(HEX2DEC([.C32])+[.B32])" office:value-type="string" office:string-value="FF00040" calcext:value-type="string">
            <text:p>FF00040</text:p>
          </table:table-cell>
          <table:table-cell table:style-name="ce2" office:value-type="string" calcext:value-type="string">
            <text:p>row of map data</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LLISION_RESULT</text:p>
          </table:table-cell>
          <table:table-cell table:style-name="ce2" office:value-type="float" office:value="2" calcext:value-type="float">
            <text:p>2</text:p>
          </table:table-cell>
          <table:table-cell table:style-name="ce3" table:formula="of:=DEC2HEX(HEX2DEC([.C33])+[.B33])" office:value-type="string" office:string-value="FF00044" calcext:value-type="string">
            <text:p>FF00044</text:p>
          </table:table-cell>
          <table:table-cell table:style-name="ce2" office:value-type="string" calcext:value-type="string">
            <text:p>result of collision test</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P_POSITION_X</text:p>
          </table:table-cell>
          <table:table-cell table:style-name="ce2" office:value-type="float" office:value="2" calcext:value-type="float">
            <text:p>2</text:p>
          </table:table-cell>
          <table:table-cell table:style-name="ce3" table:formula="of:=DEC2HEX(HEX2DEC([.C34])+[.B34])" office:value-type="string" office:string-value="FF00046" calcext:value-type="string">
            <text:p>FF00046</text:p>
          </table:table-cell>
          <table:table-cell table:style-name="ce2" office:value-type="string" calcext:value-type="string">
            <text:p>x position of the ma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P_POSITION_Y</text:p>
          </table:table-cell>
          <table:table-cell table:style-name="ce2" office:value-type="float" office:value="2" calcext:value-type="float">
            <text:p>2</text:p>
          </table:table-cell>
          <table:table-cell table:style-name="ce3" table:formula="of:=DEC2HEX(HEX2DEC([.C35])+[.B35])" office:value-type="string" office:string-value="FF00048" calcext:value-type="string">
            <text:p>FF00048</text:p>
          </table:table-cell>
          <table:table-cell table:style-name="ce2" office:value-type="string" calcext:value-type="string">
            <text:p>y position of the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FLAG_MAP_POSITION_CHANGED</text:p>
          </table:table-cell>
          <table:table-cell table:style-name="ce2" office:value-type="float" office:value="2" calcext:value-type="float">
            <text:p>2</text:p>
          </table:table-cell>
          <table:table-cell table:style-name="ce3" table:formula="of:=DEC2HEX(HEX2DEC([.C36])+[.B36])" office:value-type="string" office:string-value="FF0004A" calcext:value-type="string">
            <text:p>FF0004A</text:p>
          </table:table-cell>
          <table:table-cell table:style-name="ce2" office:value-type="string" calcext:value-type="string">
            <text:p>&gt;0 if map position changed</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3" office:value-type="string" calcext:value-type="string">
            <text:p>MEM_COLLISION_DATA</text:p>
          </table:table-cell>
          <table:table-cell table:style-name="ce2" office:value-type="float" office:value="256" calcext:value-type="float">
            <text:p>256</text:p>
          </table:table-cell>
          <table:table-cell table:style-name="ce3" table:formula="of:=DEC2HEX(HEX2DEC([.C37])+[.B37])" office:value-type="string" office:string-value="FF0004C" calcext:value-type="string">
            <text:p>FF0004C</text:p>
          </table:table-cell>
          <table:table-cell table:style-name="ce2" office:value-type="string" calcext:value-type="string">
            <text:p>collision data for the current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number-rows-repeated="3">
          <table:table-cell table:style-name="ce3" table:number-columns-repeated="5"/>
          <table:table-cell table:style-name="Default"/>
          <table:table-cell table:number-columns-repeated="9"/>
          <table:table-cell table:style-name="ce3" table:number-columns-repeated="12"/>
          <table:table-cell table:number-columns-repeated="997"/>
        </table:table-row>
        <table:table-row table:style-name="ro1" table:number-rows-repeated="975">
          <table:table-cell table:style-name="ce3" table:number-columns-repeated="6"/>
          <table:table-cell table:number-columns-repeated="9"/>
          <table:table-cell table:style-name="ce3" table:number-columns-repeated="12"/>
          <table:table-cell table:number-columns-repeated="997"/>
        </table:table-row>
        <table:table-row table:style-name="ro2" table:number-rows-repeated="1047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1" svg:font-family="Ubuntu"/>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20:00:28.88520171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9-14T20:00:33.864745194</dc:date>
    <meta:editing-duration>P1DT6H42M10S</meta:editing-duration>
    <meta:editing-cycles>66</meta:editing-cycles>
    <meta:document-statistic meta:table-count="1" meta:cell-count="154" meta:object-count="0"/>
  </office:meta>
</office:document-meta>
</file>

<file path=Basic/Standard/ExportToCode.xml><?xml version="1.0" encoding="utf-8"?>
<!DOCTYPE module  PUBLIC '-//OpenOffice.org//DTD OfficeDocument 1.0//EN'  'module.dtd'>
<script:module xmlns:script="http://openoffice.org/2000/script" script:name="ExportToCode" script:language="StarBasic">REM  *****  this is my first and possibly only LibreOffice macro  *****

Sub Export

	ExportToCode("MemoryMap","/media/hugues/Hyrule/Projects/68k/rc89/const_MemoryMap.X68")

End Sub

Sub ExportToCode(sheetName as String,filePath as String)

	Dim sheet As Variant
	Dim cell as Variant
	Dim rowNumber as Integer
	Dim codeLine as String
	Dim cellZeroValue as String
	Dim fileHandle as Integer
	
	sheet=ThisComponent.getSheets().getByName(sheetName)
	rowNumber=1
	fileHandle=Freefile
	
	Open filePath For Output As #fileHandle
	
	do while(true)
		cell=sheet.getCellByPosition(0,rowNumber)
		cellZeroValue=cell.getString()
		if(cellZeroValue="") then
			exit do
		end if
		codeLine=cellZeroValue+"=$00"+sheet.getCellByPosition(2,rowNumber).getString()+Chr(9)+"; "+sheet.getCellByPosition(3,rowNumber).getString()
		Print #fileHandle,codeLine
		rowNumber=rowNumber+1
	loop
	
	close #fileHand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ToCod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